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3" table:default-cell-style-name="ce19"/>
        <table:table-column table:style-name="co3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 = stimme überhaupt nicht zu <text:s text:c="5"/>5 = stimme voll und ganz zu 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0" office:value-type="string" calcext:value-type="string">
            <text:p>Nr.</text:p>
          </table:table-cell>
          <table:table-cell table:style-name="ce16" office:value-type="string" calcext:value-type="string">
            <text:p>Aussage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Ich denke, dass ich die Website gerne häufig benutzen würde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Ich finde das System unnötig komplex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Ich fand die Website einfach zu benutzen.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Ich glaube, ich würde die Hilfe einer technisch versierten Person benötigen, um</text:p>
            <text:p>das System benutzen zu können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Ich fand, die verschiedenen Funktionen in diesem System waren gut integriert.</text:p>
          </table:table-cell>
          <table:table-cell table:style-name="ce12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1012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Ich denke, das System enthielt zu viele Inkonsistenzen.</text:p>
          </table:table-cell>
          <table:table-cell table:style-name="ce12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 Ich kann mir vorstellen, dass die meisten Menschen den Umgang mit diesem</text:p>
            <text:p>System sehr schnell lernen.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Ich fand das System sehr umständlich zu nutzen.</text:p>
          </table:table-cell>
          <table:table-cell table:style-name="ce12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Ich fühlte mich bei der Benutzung des Systems sehr sicher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1014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/>Ich musste eine Menge lernen, bevor ich anfangen konnte das System zu verwenden.</text:p>
          </table:table-cell>
          <table:table-cell table:style-name="ce19"/>
          <table:table-cell office:value-type="string" calcext:value-type="string">
            <text:p>x</text:p>
          </table:table-cell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1">
          <table:table-cell table:style-name="ce3" table:number-columns-repeated="7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21:55:33.360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21:59:22.862000000</dc:date>
    <meta:editing-duration>PT34M21S</meta:editing-duration>
    <meta:editing-cycles>7</meta:editing-cycles>
    <meta:generator>LibreOffice/7.2.0.4$Windows_X86_64 LibreOffice_project/9a9c6381e3f7a62afc1329bd359cc48accb6435b</meta:generator>
    <meta:document-statistic meta:table-count="1" meta:cell-count="40" meta:object-count="0"/>
  </office:meta>
</office:document-meta>
</file>